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Usabilidad" style:family="table">
      <style:table-properties style:width="17.171cm" fo:margin-left="-0.148cm" table:align="left"/>
    </style:style>
    <style:style style:name="Usabilidad.A" style:family="table-column">
      <style:table-column-properties style:column-width="3.254cm"/>
    </style:style>
    <style:style style:name="Usabilidad.B" style:family="table-column">
      <style:table-column-properties style:column-width="9.948cm"/>
    </style:style>
    <style:style style:name="Usabilidad.C" style:family="table-column">
      <style:table-column-properties style:column-width="0.794cm"/>
    </style:style>
    <style:style style:name="Usabilidad.A1" style:family="table-cell">
      <style:table-cell-properties style:vertical-align="middle" fo:background-color="#0000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Usabilidad.G1" style:family="table-cell">
      <style:table-cell-properties style:vertical-align="middle" fo:background-color="#0000ff" fo:padding="0.097cm" fo:border="0.3pt solid #000000">
        <style:background-image/>
      </style:table-cell-properties>
    </style:style>
    <style:style style:name="Usabilidad.A2" style:family="table-cell">
      <style:table-cell-properties style:vertical-align="middle" fo:background-color="#ccffff" fo:padding="0.097cm" fo:border="0.05pt solid #000000">
        <style:background-image/>
      </style:table-cell-properties>
    </style:style>
    <style:style style:name="Usabilidad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18" style:family="table-cell">
      <style:table-cell-properties style:vertical-align="middle"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Usabilidad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171cm" fo:margin-left="-0.148cm" fo:break-before="page" table:align="left"/>
    </style:style>
    <style:style style:name="Tabla1.A" style:family="table-column">
      <style:table-column-properties style:column-width="3.254cm"/>
    </style:style>
    <style:style style:name="Tabla1.B" style:family="table-column">
      <style:table-column-properties style:column-width="9.948cm"/>
    </style:style>
    <style:style style:name="Tabla1.C" style:family="table-column">
      <style:table-column-properties style:column-width="0.794cm"/>
    </style:style>
    <style:style style:name="Tabla1.A1" style:family="table-cell">
      <style:table-cell-properties style:vertical-align="middle" fo:background-color="#0000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la1.G1" style:family="table-cell">
      <style:table-cell-properties style:vertical-align="middle" fo:background-color="#0000ff" fo:padding="0.097cm" fo:border="0.3pt solid #000000">
        <style:background-image/>
      </style:table-cell-properties>
    </style:style>
    <style:style style:name="Tabla1.A2" style:family="table-cell">
      <style:table-cell-properties style:vertical-align="middle" fo:background-color="#ccffff" fo:padding="0.097cm" fo:border="0.3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style:vertical-align="middle" fo:background-color="#cc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la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style:vertical-align="middle" fo:padding="0.097cm" fo:border-left="0.3pt solid #000000" fo:border-right="0.3pt solid #000000" fo:border-top="none" fo:border-bottom="0.3pt solid #000000"/>
    </style:style>
    <style:style style:name="Tabla1.B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móvil</text:p>
      <text:p text:style-name="P4"/>
      <text:p text:style-name="P13">Nombre y apellidos:_____________________________________________________________________</text:p>
      <text:p text:style-name="P13">DNI:____________________________________<text:tab/>Fecha de nacimiento:_______________________</text:p>
      <text:p text:style-name="P5"/>
      <text:list xml:id="list11961799741" text:style-name="L1">
        <text:list-item>
          <text:p text:style-name="P12"><text:span text:style-name="T1">Valoraciones:</text:span> '1' sería la peor nota en cuanto a las expectativas del usuario para con ese ítem y '5' la mejor nota.</text:p>
        </text:list-item>
        <text:list-item>
          <text:p text:style-name="P12">Escriba en '<text:span text:style-name="T1">Comentarios'</text:span> observaciones (si las hubiese) acerca de los ítems de ese bloque. <text:span text:style-name="T2">Por ejemplo, IT1: No pude instalarlo</text:span>.</text:p>
          <text:p text:style-name="P12"/>
        </text:list-item>
      </text:list>
      <table:table table:name="Usabilidad" table:style-name="Usabilidad">
        <table:table-column table:style-name="Usabilidad.A"/>
        <table:table-column table:style-name="Usabilidad.B"/>
        <table:table-column table:style-name="Usabilidad.C" table:number-columns-repeated="5"/>
        <table:table-row>
          <table:table-cell table:style-name="Usabilidad.A1" office:value-type="string">
            <text:p text:style-name="P7">Dimensión</text:p>
          </table:table-cell>
          <table:table-cell table:style-name="Usabilidad.A1" office:value-type="string">
            <text:p text:style-name="P7">Ítem</text:p>
          </table:table-cell>
          <table:table-cell table:style-name="Usabilidad.A1" office:value-type="string">
            <text:p text:style-name="P7">1</text:p>
          </table:table-cell>
          <table:table-cell table:style-name="Usabilidad.A1" office:value-type="string">
            <text:p text:style-name="P7">2</text:p>
          </table:table-cell>
          <table:table-cell table:style-name="Usabilidad.A1" office:value-type="string">
            <text:p text:style-name="P7">3</text:p>
          </table:table-cell>
          <table:table-cell table:style-name="Usabilidad.A1" office:value-type="string">
            <text:p text:style-name="P7">4</text:p>
          </table:table-cell>
          <table:table-cell table:style-name="Usabilidad.G1" office:value-type="string">
            <text:p text:style-name="P7">5</text:p>
          </table:table-cell>
        </table:table-row>
        <table:table-row>
          <table:table-cell table:style-name="Usabilidad.A2" table:number-rows-spanned="16" office:value-type="string">
            <text:p text:style-name="P11">Usabilidad percibida</text:p>
          </table:table-cell>
          <table:table-cell table:style-name="Usabilidad.B2" office:value-type="string">
            <text:p text:style-name="P8"><text:span text:style-name="T1">IT1: </text:span>Facilidad de instalar y configurar</text:p>
          </table:table-cell>
          <table:table-cell table:style-name="Usabilidad.C2" office:value-type="string">
            <text:p text:style-name="P9"/>
          </table:table-cell>
          <table:table-cell table:style-name="Usabilidad.D2" office:value-type="string">
            <text:p text:style-name="P9"/>
          </table:table-cell>
          <table:table-cell table:style-name="Usabilidad.E2" office:value-type="string">
            <text:p text:style-name="P9"/>
          </table:table-cell>
          <table:table-cell table:style-name="Usabilidad.F2" office:value-type="string">
            <text:p text:style-name="P9"/>
          </table:table-cell>
          <table:table-cell table:style-name="Usabilidad.G2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2: </text:span>Ausencia de errores en la instalación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3: </text:span>Velocidad de instalación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4: </text:span>Facilidad de aprendizaje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5: </text:span>Facilidad de dominar la aplicación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6: </text:span>Confiabilidad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7: </text:span>Adecuado para usar en movimiento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8: </text:span>Ausencia de errores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9: </text:span>Suficientemente ágil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10: </text:span>Funcionalidades necesarias/útiles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11: </text:span>Facilidad de navegación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12: </text:span>Bajo esfuerzo para empezar a usar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13: </text:span>Funciones fáciles de usar y entender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14: </text:span>Baja concentración necesaria para su uso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6" office:value-type="string">
            <text:p text:style-name="P8"><text:span text:style-name="T1">IT15: </text:span>Recomendable a otros</text:p>
          </table:table-cell>
          <table:table-cell table:style-name="Usabilidad.C16" office:value-type="string">
            <text:p text:style-name="P9"/>
          </table:table-cell>
          <table:table-cell table:style-name="Usabilidad.D16" office:value-type="string">
            <text:p text:style-name="P9"/>
          </table:table-cell>
          <table:table-cell table:style-name="Usabilidad.E16" office:value-type="string">
            <text:p text:style-name="P9"/>
          </table:table-cell>
          <table:table-cell table:style-name="Usabilidad.F16" office:value-type="string">
            <text:p text:style-name="P9"/>
          </table:table-cell>
          <table:table-cell table:style-name="Usabilidad.G16" office:value-type="string">
            <text:p text:style-name="P9"/>
          </table:table-cell>
        </table:table-row>
        <table:table-row>
          <table:covered-table-cell/>
          <table:table-cell table:style-name="Usabilidad.B17" table:number-columns-spanned="6" office:value-type="string">
            <text:p text:style-name="P10">Comentarios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Usabilidad.A18" table:number-rows-spanned="11" office:value-type="string">
            <text:p text:style-name="P11">Adecuación de las capacidades del dispositivo</text:p>
          </table:table-cell>
          <table:table-cell table:style-name="Usabilidad.B18" office:value-type="string">
            <text:p text:style-name="P8"><text:span text:style-name="T1">IT1: </text:span>Facilidad de uso con el dispositivo</text:p>
          </table:table-cell>
          <table:table-cell table:style-name="Usabilidad.C18" office:value-type="string">
            <text:p text:style-name="P9"/>
          </table:table-cell>
          <table:table-cell table:style-name="Usabilidad.D18" office:value-type="string">
            <text:p text:style-name="P9"/>
          </table:table-cell>
          <table:table-cell table:style-name="Usabilidad.E18" office:value-type="string">
            <text:p text:style-name="P9"/>
          </table:table-cell>
          <table:table-cell table:style-name="Usabilidad.F18" office:value-type="string">
            <text:p text:style-name="P9"/>
          </table:table-cell>
          <table:table-cell table:style-name="Usabilidad.G18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2: </text:span>Tamaño de la pantalla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3: </text:span>Gasto de batería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4: </text:span>Adecuación del dispositivo en movimiento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5: </text:span>Entrada de información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6: </text:span>Uso del dispositivo con una mano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7: </text:span>Aspectos ambientales (poca luminosidad, reflejos, ruido)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8: </text:span>Seguridad personal al usar en movimiento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9: </text:span>Facilidad de uso en movimiento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7" office:value-type="string">
            <text:p text:style-name="P8"><text:span text:style-name="T1">IT10: </text:span>Facilidad de uso con prisas</text:p>
          </table:table-cell>
          <table:table-cell table:style-name="Usabilidad.C27" office:value-type="string">
            <text:p text:style-name="P9"/>
          </table:table-cell>
          <table:table-cell table:style-name="Usabilidad.D27" office:value-type="string">
            <text:p text:style-name="P9"/>
          </table:table-cell>
          <table:table-cell table:style-name="Usabilidad.E27" office:value-type="string">
            <text:p text:style-name="P9"/>
          </table:table-cell>
          <table:table-cell table:style-name="Usabilidad.F27" office:value-type="string">
            <text:p text:style-name="P9"/>
          </table:table-cell>
          <table:table-cell table:style-name="Usabilidad.G27" office:value-type="string">
            <text:p text:style-name="P9"/>
          </table:table-cell>
        </table:table-row>
        <table:table-row>
          <table:covered-table-cell/>
          <table:table-cell table:style-name="Usabilidad.B28" table:number-columns-spanned="6" office:value-type="string">
            <text:p text:style-name="P10">Comentarios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 table:number-columns-repeated="5"/>
        <table:table-header-rows>
          <table:table-row>
            <table:table-cell table:style-name="Tabla1.A1" office:value-type="string">
              <text:p text:style-name="P7">Dimensión</text:p>
            </table:table-cell>
            <table:table-cell table:style-name="Tabla1.A1" office:value-type="string">
              <text:p text:style-name="P7">Ítem</text:p>
            </table:table-cell>
            <table:table-cell table:style-name="Tabla1.A1" office:value-type="string">
              <text:p text:style-name="P7">1</text:p>
            </table:table-cell>
            <table:table-cell table:style-name="Tabla1.A1" office:value-type="string">
              <text:p text:style-name="P7">2</text:p>
            </table:table-cell>
            <table:table-cell table:style-name="Tabla1.A1" office:value-type="string">
              <text:p text:style-name="P7">3</text:p>
            </table:table-cell>
            <table:table-cell table:style-name="Tabla1.A1" office:value-type="string">
              <text:p text:style-name="P7">4</text:p>
            </table:table-cell>
            <table:table-cell table:style-name="Tabla1.G1" office:value-type="string">
              <text:p text:style-name="P7">5</text:p>
            </table:table-cell>
          </table:table-row>
        </table:table-header-rows>
        <table:table-row>
          <table:table-cell table:style-name="Tabla1.A2" table:number-rows-spanned="11" office:value-type="string">
            <text:p text:style-name="P11">Productividad percibida en las tareas (A)</text:p>
          </table:table-cell>
          <table:table-cell table:style-name="Tabla1.B2" office:value-type="string">
            <text:p text:style-name="P8"><text:span text:style-name="T1">IT1: </text:span>Satisfacción en la eficacia en realizar tareas</text:p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E2" office:value-type="string">
            <text:p text:style-name="P9"/>
          </table:table-cell>
          <table:table-cell table:style-name="Tabla1.F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2: </text:span>Uso mejora el desarrollo de la tarea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3: </text:span>Uso mejora la motivación en las tareas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4: </text:span>Uso mejora la satisfacción personal en las tareas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5: </text:span>Uso mejora la fluidez en la realización de tareas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6: </text:span>Las tareas se realizan más eficientemente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7: </text:span>Uso incrementa la productividad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8: </text:span>Permite realizar una tarea en menos tiempo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9: </text:span>Permite realizar una tarea más fácilmente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1" office:value-type="string">
            <text:p text:style-name="P8"><text:span text:style-name="T1">IT10: </text:span>Satisfacción con el resultado de las tareas</text:p>
          </table:table-cell>
          <table:table-cell table:style-name="Tabla1.C11" office:value-type="string">
            <text:p text:style-name="P9"/>
          </table:table-cell>
          <table:table-cell table:style-name="Tabla1.D11" office:value-type="string">
            <text:p text:style-name="P9"/>
          </table:table-cell>
          <table:table-cell table:style-name="Tabla1.E11" office:value-type="string">
            <text:p text:style-name="P9"/>
          </table:table-cell>
          <table:table-cell table:style-name="Tabla1.F11" office:value-type="string">
            <text:p text:style-name="P9"/>
          </table:table-cell>
          <table:table-cell table:style-name="Tabla1.G11" office:value-type="string">
            <text:p text:style-name="P9"/>
          </table:table-cell>
        </table:table-row>
        <table:table-row>
          <table:covered-table-cell/>
          <table:table-cell table:style-name="Tabla1.B12" table:number-columns-spanned="6" office:value-type="string">
            <text:p text:style-name="P10">Comentarios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table:number-rows-spanned="12" office:value-type="string">
            <text:p text:style-name="P11">Productividad percibida en las tareas (B)</text:p>
          </table:table-cell>
          <table:table-cell table:style-name="Tabla1.B23" office:value-type="string">
            <text:p text:style-name="P8"><text:span text:style-name="T1">IT1: </text:span>Menos etapas en las tareas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2: </text:span>Menos tiempo en pasar de una tarea a otra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3: </text:span>Menor tiempo invertido en viajes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4: </text:span>Mejor acceso a la información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5: </text:span>Ayuda a la toma de decisiones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6: </text:span>Adecuación en tareas distribuidas o multiusuario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7: </text:span>Adecuación a la coordinación y planificación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8: </text:span>Ayuda a encontrar información adecuada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9: </text:span>Ayuda a compartir información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10: </text:span>Adecuado procesamiento de la información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3" office:value-type="string">
            <text:p text:style-name="P8"><text:span text:style-name="T1">IT11: </text:span>Adecuadas comunicaciones móviles</text:p>
          </table:table-cell>
          <table:table-cell table:style-name="Tabla1.C23" office:value-type="string">
            <text:p text:style-name="P9"/>
          </table:table-cell>
          <table:table-cell table:style-name="Tabla1.D23" office:value-type="string">
            <text:p text:style-name="P9"/>
          </table:table-cell>
          <table:table-cell table:style-name="Tabla1.E23" office:value-type="string">
            <text:p text:style-name="P9"/>
          </table:table-cell>
          <table:table-cell table:style-name="Tabla1.F23" office:value-type="string">
            <text:p text:style-name="P9"/>
          </table:table-cell>
          <table:table-cell table:style-name="Tabla1.G23" office:value-type="string">
            <text:p text:style-name="P9"/>
          </table:table-cell>
        </table:table-row>
        <table:table-row>
          <table:covered-table-cell/>
          <table:table-cell table:style-name="Tabla1.B24" table:number-columns-spanned="6" office:value-type="string">
            <text:p text:style-name="P10">Comentarios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14">En ___________________________ a ____ de ________________ de 201__</text:p>
      <text:p text:style-name="P14"/>
      <text:p text:style-name="P14"/>
      <text:p text:style-name="P14"/>
      <text:p text:style-name="P14"/>
      <text:p text:style-name="P14"/>
      <text:p text:style-name="P14"/>
      <text:p text:style-name="P14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4cm" fo:margin-bottom="1.52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page-number text:select-page="current">2</text:page-number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4:09:42</meta:creation-date>
    <dc:date>2012-06-26T17:54:53</dc:date>
    <dc:creator>Sergio </dc:creator>
    <meta:editing-duration>PT3H18M34S</meta:editing-duration>
    <meta:editing-cycles>14</meta:editing-cycles>
    <meta:generator>LibreOffice/3.5$Linux_x86 LibreOffice_project/350m1$Build-2</meta:generator>
    <meta:document-statistic meta:table-count="2" meta:image-count="0" meta:object-count="0" meta:page-count="2" meta:paragraph-count="77" meta:word-count="413" meta:character-count="2762" meta:non-whitespace-character-count="2428"/>
  </office:meta>
</office:document-meta>
</file>